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ba09" officeooo:paragraph-rsid="000cba09" style:font-weight-asian="bold" style:font-weight-complex="bold"/>
    </style:style>
    <style:style style:name="P2" style:family="paragraph" style:parent-style-name="Standard">
      <style:text-properties officeooo:paragraph-rsid="000cba09"/>
    </style:style>
    <style:style style:name="P3" style:family="paragraph" style:parent-style-name="Standard">
      <style:text-properties fo:font-weight="bold" officeooo:rsid="000cba09" officeooo:paragraph-rsid="000cba09" style:font-weight-asian="bold" style:font-weight-complex="bold"/>
    </style:style>
    <style:style style:name="P4" style:family="paragraph" style:parent-style-name="Standard">
      <style:text-properties fo:font-weight="bold" officeooo:rsid="000cba09" officeooo:paragraph-rsid="000db8e1" style:font-weight-asian="bold" style:font-weight-complex="bold"/>
    </style:style>
    <style:style style:name="P5" style:family="paragraph" style:parent-style-name="Standard">
      <style:text-properties fo:font-weight="bold" officeooo:rsid="003c7a9e" officeooo:paragraph-rsid="000db18d" style:font-weight-asian="bold" style:font-weight-complex="bold"/>
    </style:style>
    <style:style style:name="P6" style:family="paragraph" style:parent-style-name="Standard">
      <style:text-properties fo:font-weight="normal" officeooo:rsid="000cba09" officeooo:paragraph-rsid="000cba09" style:font-weight-asian="normal" style:font-weight-complex="normal"/>
    </style:style>
    <style:style style:name="P7" style:family="paragraph" style:parent-style-name="Standard">
      <style:text-properties fo:font-weight="normal" officeooo:rsid="003c7a9e" officeooo:paragraph-rsid="000db18d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cba09" officeooo:paragraph-rsid="000cba09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cba09" officeooo:paragraph-rsid="000cba0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017cc" officeooo:paragraph-rsid="001017c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17cc" officeooo:paragraph-rsid="00126db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0f8b8" officeooo:paragraph-rsid="0010f8b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26db7" officeooo:paragraph-rsid="00126db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400ca" officeooo:paragraph-rsid="001400ca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0db8e1" officeooo:paragraph-rsid="000db8e1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f882d" officeooo:paragraph-rsid="000f882d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0f8b8" officeooo:paragraph-rsid="0010f8b8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26db7" officeooo:paragraph-rsid="00126db7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400ca" officeooo:paragraph-rsid="001400ca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0f8b8" officeooo:paragraph-rsid="0010f8b8" fo:background-color="#ffff00" style:font-weight-asian="bold" style:font-weight-complex="bold"/>
    </style:style>
    <style:style style:name="P21" style:family="paragraph" style:parent-style-name="Standard">
      <style:text-properties officeooo:paragraph-rsid="000cba0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ba09" style:font-weight-asian="normal" style:font-weight-complex="normal"/>
    </style:style>
    <style:style style:name="T3" style:family="text">
      <style:text-properties fo:font-weight="normal" officeooo:rsid="000f882d" style:font-weight-asian="normal" style:font-weight-complex="normal"/>
    </style:style>
    <style:style style:name="T4" style:family="text">
      <style:text-properties fo:font-weight="normal" officeooo:rsid="001017cc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f882d"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f882d"/>
    </style:style>
    <style:style style:name="T11" style:family="text">
      <style:text-properties officeooo:rsid="00126d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 Configurations, etc.</text:p>
      <text:p text:style-name="P1"/>
      <text:p text:style-name="P5">Jenkins:</text:p>
      <text:p text:style-name="P7">User: <text:s/>admin</text:p>
      <text:p text:style-name="P7">Password: <text:a xlink:type="simple" xlink:href="mailto:hN5N1K1%5Edy@8" text:style-name="Internet_20_link" text:visited-style-name="Visited_20_Internet_20_Link">hN5N1K1^dy@8</text:a></text:p>
      <text:p text:style-name="P1"/>
      <text:p text:style-name="P1"><text:span text:style-name="T9">Backup:</text:span><text:span text:style-name="T1"> Installed “</text:span><text:span text:style-name="T3">ThinBackup</text:span><text:span text:style-name="T1">” plugin from jenkins plugins.</text:span></text:p>
      <text:p text:style-name="P2"><text:a xlink:type="simple" xlink:href="https://plugins.jenkins.io/periodicbackup/" text:style-name="Internet_20_link" text:visited-style-name="Visited_20_Internet_20_Link"><text:span text:style-name="T2"/></text:a></text:p>
      <text:p text:style-name="P4"><text:span text:style-name="T8">ThinBackup</text:span><text:span text:style-name="T7">:</text:span></text:p>
      <text:p text:style-name="P2"><text:a xlink:type="simple" xlink:href="https://plugins.jenkins.io/thinBackup/" text:style-name="Internet_20_link" text:visited-style-name="Visited_20_Internet_20_Link"><text:span text:style-name="T2">Documentation</text:span></text:a></text:p>
      <text:p text:style-name="P1"/>
      <text:p text:style-name="P6">Once installed will appear an icon in Manage Jenkins <text:span text:style-name="T10">under the Tools and Actions section.</text:span></text:p>
      <text:p text:style-name="P1"/>
      <text:p text:style-name="P16">How to configure it:</text:p>
      <text:p text:style-name="P10"><text:span text:style-name="T11">Manage Jenkins – Tools and Actions – ThinBackup -- </text:span>Settings -- Backup directory: The destination where the backup will be stored, I created: /var/lib/jenkins/backup_here <text:s/>→ it will check automatically if the directory exists.</text:p>
      <text:p text:style-name="P10"/>
      <text:p text:style-name="P10">Make sure that you change the ownership of the folder to jenkins:jenkins</text:p>
      <text:p text:style-name="P10"/>
      <text:p text:style-name="P10">The rest of the configuration is up to you.</text:p>
      <text:p text:style-name="P10"/>
      <text:p text:style-name="P12">By default is taking a FULL backup</text:p>
      <text:p text:style-name="P12"/>
      <text:p text:style-name="P13"><text:span text:style-name="T6">How to take a backup:</text:span> Manage Jenkins – Tools and Actions – ThinBackup – Backup now</text:p>
      <text:p text:style-name="P13">Is quite fast.</text:p>
      <text:p text:style-name="P13"/>
      <text:p text:style-name="P13">You can schedule it.</text:p>
      <text:p text:style-name="P9"/>
      <text:p text:style-name="P17">How to check if worked:<text:span text:style-name="T1"> Go here </text:span><text:span text:style-name="T4">/var/lib/jenkins/backup_here</text:span></text:p>
      <text:p text:style-name="P12">You have to see a unziped folder with this format: FULL-2023-05-18_15-30</text:p>
      <text:p text:style-name="P12"/>
      <text:p text:style-name="P12">If you take another backup this one FULL-2023-05-18_15-30 will be compressed as .zip</text:p>
      <text:p text:style-name="P12">and the folder will be deleted, the new backup will appear as folder with the new date.</text:p>
      <text:p text:style-name="P12"/>
      <text:p text:style-name="P20">How to restore a backup:</text:p>
      <text:p text:style-name="P11"><text:span text:style-name="T11">Manage Jenkins – Tools and Actions – ThinBackup – Restore: select the date you want, select if you want to restore plugins or next build.</text:span></text:p>
      <text:p text:style-name="P9"/>
      <text:p text:style-name="P13">Is quite fast but <text:span text:style-name="T6">you need to restart Jenkins</text:span></text:p>
      <text:p text:style-name="P9"/>
      <text:p text:style-name="P13">systemctl restart jenkins <text:s/>→ slower</text:p>
      <text:p text:style-name="P13">or </text:p>
      <text:p text:style-name="P11"><text:span text:style-name="T11">Manage Jenkins – Tools and Actions – Reload Configuration from Disk <text:s/>→ faster</text:span></text:p>
      <text:p text:style-name="P11"/>
      <text:p text:style-name="P18">Have in mind:<text:span text:style-name="T1"> That a previous backup won’t remove new jobs, it will recover the deleted ones, I’ll explain:</text:span></text:p>
      <text:p text:style-name="P19"><text:span text:style-name="T1">I have one job only, called my_first_job</text:span></text:p>
      <text:p text:style-name="P19"><text:span text:style-name="T1">I take a backup</text:span></text:p>
      <text:p text:style-name="P19"><text:span text:style-name="T1">I remove my_first_job</text:span></text:p>
      <text:p text:style-name="P19"><text:span text:style-name="T1">I create another job called my_second_job</text:span></text:p>
      <text:p text:style-name="P19"><text:span text:style-name="T1">I restore the backup taken</text:span></text:p>
      <text:p text:style-name="P19"><text:soft-page-break/><text:span text:style-name="T1">I will have the two jobs there, the one I removed, my_first_job, and my_second_job</text:span></text:p>
      <text:p text:style-name="P19"><text:span text:style-name="T1"/></text:p>
      <text:p text:style-name="P14">So, recover a <text:s/>backup won’t remove the jobs you created after this backup was taken.</text:p>
      <text:p text:style-name="P11"/>
      <text:p text:style-name="P11"/>
      <text:p text:style-name="P15">Logs:<text:span text:style-name="T5"/></text:p>
      <text:p text:style-name="P9">/var/lib/jenkins/logs/tasks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6T17:37:52.851345120</meta:creation-date>
    <dc:date>2023-05-18T16:45:10.123922394</dc:date>
    <dc:creator>sdfgsdfg sdfgsdfgsd</dc:creator>
    <meta:editing-duration>PT2H34M17S</meta:editing-duration>
    <meta:editing-cycles>10</meta:editing-cycles>
    <meta:generator>LibreOffice/7.5.1.2$MacOSX_X86_64 LibreOffice_project/fcbaee479e84c6cd81291587d2ee68cba099e129</meta:generator>
    <meta:document-statistic meta:table-count="0" meta:image-count="0" meta:object-count="0" meta:page-count="2" meta:paragraph-count="36" meta:word-count="292" meta:character-count="1824" meta:non-whitespace-character-count="1552"/>
  </office:meta>
</office:document-meta>
</file>